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e81e3" officeooo:paragraph-rsid="001e81e3"/>
    </style:style>
    <style:style style:name="P2" style:family="paragraph" style:parent-style-name="Heading_20_1">
      <style:text-properties officeooo:rsid="001e81e3" officeooo:paragraph-rsid="001e81e3"/>
    </style:style>
    <style:style style:name="P3" style:family="paragraph" style:parent-style-name="Text_20_body">
      <style:text-properties officeooo:rsid="001e81e3" officeooo:paragraph-rsid="001e81e3"/>
    </style:style>
    <style:style style:name="P4" style:family="paragraph" style:parent-style-name="Text_20_body" style:list-style-name="L1">
      <style:text-properties officeooo:rsid="001e81e3" officeooo:paragraph-rsid="001e81e3"/>
    </style:style>
    <style:style style:name="P5" style:family="paragraph" style:parent-style-name="Text_20_body" style:list-style-name="L2">
      <style:text-properties officeooo:rsid="001e81e3" officeooo:paragraph-rsid="001e81e3"/>
    </style:style>
    <style:style style:name="P6" style:family="paragraph" style:parent-style-name="Text_20_body" style:list-style-name="L2">
      <style:text-properties officeooo:rsid="001f8ccc" officeooo:paragraph-rsid="001f8ccc"/>
    </style:style>
    <style:style style:name="P7" style:family="paragraph" style:parent-style-name="Text_20_body" style:list-style-name="L2">
      <style:text-properties officeooo:rsid="00207783" officeooo:paragraph-rsid="00207783"/>
    </style:style>
    <style:style style:name="P8" style:family="paragraph" style:parent-style-name="Text_20_body">
      <style:text-properties officeooo:rsid="00207783" officeooo:paragraph-rsid="00207783"/>
    </style:style>
    <style:style style:name="P9" style:family="paragraph" style:parent-style-name="Text_20_body" style:list-style-name="L3">
      <style:text-properties officeooo:rsid="00207783" officeooo:paragraph-rsid="00207783"/>
    </style:style>
    <style:style style:name="P10" style:family="paragraph" style:parent-style-name="Text_20_body" style:list-style-name="L3">
      <style:text-properties officeooo:rsid="002141f5" officeooo:paragraph-rsid="002141f5"/>
    </style:style>
    <style:style style:name="P11" style:family="paragraph" style:parent-style-name="Text_20_body">
      <style:text-properties officeooo:rsid="0021cb7d" officeooo:paragraph-rsid="0021cb7d"/>
    </style:style>
    <style:style style:name="P12" style:family="paragraph" style:parent-style-name="Text_20_body" style:list-style-name="L4">
      <style:text-properties officeooo:rsid="0021cb7d" officeooo:paragraph-rsid="0021cb7d"/>
    </style:style>
    <style:style style:name="P13" style:family="paragraph" style:parent-style-name="Text_20_body" style:list-style-name="L5">
      <style:text-properties officeooo:rsid="0021cb7d" officeooo:paragraph-rsid="0021cb7d"/>
    </style:style>
    <style:style style:name="P14" style:family="paragraph" style:parent-style-name="Text_20_body" style:list-style-name="L5">
      <style:text-properties officeooo:rsid="0023005b" officeooo:paragraph-rsid="0023005b"/>
    </style:style>
    <style:style style:name="P15" style:family="paragraph" style:parent-style-name="Text_20_body">
      <style:text-properties officeooo:rsid="0023005b" officeooo:paragraph-rsid="0023005b"/>
    </style:style>
    <style:style style:name="P16" style:family="paragraph" style:parent-style-name="Text_20_body" style:list-style-name="L6">
      <style:text-properties officeooo:rsid="0023005b" officeooo:paragraph-rsid="0023005b"/>
    </style:style>
    <style:style style:name="P17" style:family="paragraph" style:parent-style-name="Text_20_body" style:list-style-name="L6">
      <style:text-properties officeooo:rsid="00238149" officeooo:paragraph-rsid="00238149"/>
    </style:style>
    <style:style style:name="P18" style:family="paragraph" style:parent-style-name="Text_20_body" style:list-style-name="L6">
      <style:text-properties officeooo:rsid="0023e729" officeooo:paragraph-rsid="0023e729"/>
    </style:style>
    <style:style style:name="T1" style:family="text">
      <style:text-properties officeooo:rsid="002141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ArrayList</text:h>
      <text:p text:style-name="P3">Contiene la misma estructura de un array, con la diferencia de que en este caso es dinámico, puede variar su tamaño a lo largo de la ejecución y no tiene porque ser homogeneo.</text:p>
      <text:p text:style-name="P3">Constructores:</text:p>
      <text:list xml:id="list3510626315" text:style-name="L1">
        <text:list-item>
          <text:p text:style-name="P4">constructor por defecto ArrayList() , inicia la instancia con un espacio de 10 elementos.</text:p>
        </text:list-item>
        <text:list-item>
          <text:p text:style-name="P4">constructor de clase ArrayList(coleccion&lt;tipo&gt; identificador) crea el array list a partir de otra colección existente.</text:p>
        </text:list-item>
        <text:list-item>
          <text:p text:style-name="P4">Constructor con tamaño ArrayList(int tamaño) tiene por parametro el tamaño inicial del arraylist</text:p>
        </text:list-item>
      </text:list>
      <text:p text:style-name="P3">Métodos de tamaño:</text:p>
      <text:list xml:id="list18788846" text:style-name="L2">
        <text:list-item>
          <text:p text:style-name="P5">ensureCapacity(int tamanno) método que aumenta la capacidad del arrayList si fuera necesario según el tamaño que se le pase por parametro</text:p>
        </text:list-item>
        <text:list-item>
          <text:p text:style-name="P6">size() devuelve la cantidad de elementos introducidos hasta el momento.</text:p>
        </text:list-item>
        <text:list-item>
          <text:p text:style-name="P7">trimToSize() cambia el tamaño del ArrayList hasta la cantidad de elementos</text:p>
        </text:list-item>
        <text:list-item>
          <text:p text:style-name="P7">isEmpty() devuelve verdadero o falso dependiendo de si tiene elementos o no </text:p>
        </text:list-item>
      </text:list>
      <text:p text:style-name="P8">Métodos de añadir (add):</text:p>
      <text:list xml:id="list256355204" text:style-name="L3">
        <text:list-item>
          <text:p text:style-name="P9">add(E element) añade un elemento al final del arrayList, siguiendo al ultimo elemento introducido.</text:p>
        </text:list-item>
        <text:list-item>
          <text:p text:style-name="P9">add(int index, E element) añade un elemento a la posición especificada por el indice (index)</text:p>
        </text:list-item>
        <text:list-item>
          <text:p text:style-name="P9">addAll(<text:span text:style-name="T1">Collection &lt;E&gt; e</text:span>) <text:span text:style-name="T1">añade todos los elementos de una colección especificada</text:span></text:p>
        </text:list-item>
        <text:list-item>
          <text:p text:style-name="P10">addAll(int index, collection&lt;E&gt; e) añade una colección a partir de un indice</text:p>
        </text:list-item>
      </text:list>
      <text:p text:style-name="P11">métodos eliminar:</text:p>
      <text:list xml:id="list743434550" text:style-name="L4">
        <text:list-item>
          <text:p text:style-name="P12">clear() eleimina todos los elementos de un arrayList</text:p>
        </text:list-item>
        <text:list-item>
          <text:p text:style-name="P12">remove(int index) elimina el elemento de la posicion especificadaç</text:p>
        </text:list-item>
        <text:list-item>
          <text:p text:style-name="P12">remove(Object obj) elimina la primera coincidencia con la referencia pasada por parametro</text:p>
        </text:list-item>
        <text:list-item>
          <text:p text:style-name="P12">removeAll(Collection&lt;Element&gt; e) elimina todos los elementos pertenecientes a una colección deteerminada</text:p>
        </text:list-item>
        <text:list-item>
          <text:p text:style-name="P12">removeIf(Predicate &lt;E&gt; e) elimina aquellos elementos que coincidan con la informacion pasada por parametro</text:p>
        </text:list-item>
      </text:list>
      <text:p text:style-name="P11"/>
      <text:p text:style-name="P11"/>
      <text:p text:style-name="P11"><text:soft-page-break/>recuperar elementos:</text:p>
      <text:list xml:id="list1674244104" text:style-name="L5">
        <text:list-item>
          <text:p text:style-name="P13">get(int index) <text:s/>devuelve el elemento en la posicion especificada</text:p>
        </text:list-item>
        <text:list-item>
          <text:p text:style-name="P14">indexOf(object obj) la posicion del primer elemento que coincida</text:p>
        </text:list-item>
        <text:list-item>
          <text:p text:style-name="P14">lastIndexOf(Object obj) la posicion del ultimo elemento que coincide</text:p>
        </text:list-item>
      </text:list>
      <text:p text:style-name="P15">otros:</text:p>
      <text:list xml:id="list3420058467" text:style-name="L6">
        <text:list-item>
          <text:p text:style-name="P16">clone() devuelve un arrayList identico al instanciado</text:p>
        </text:list-item>
        <text:list-item>
          <text:p text:style-name="P16">contains(Object obj) devuelve true o false según si el array list contiene un elemnto especificados</text:p>
        </text:list-item>
        <text:list-item>
          <text:p text:style-name="P16">isEmpty() devuelve true en el caso de que el arrayList no tenga elementos</text:p>
        </text:list-item>
        <text:list-item>
          <text:p text:style-name="P17">subList() devuelve una lista formada por los elementos acotados de arrayList</text:p>
        </text:list-item>
        <text:list-item>
          <text:p text:style-name="P17">toArray() pasa los elementos a un array</text:p>
        </text:list-item>
        <text:list-item>
          <text:p text:style-name="P18">iterator() devuelve un iterado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81e3" officeooo:paragraph-rsid="001e81e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avier González Riv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1:15:30.862000000</meta:creation-date>
    <dc:date>2018-01-15T12:53:24.951000000</dc:date>
    <meta:editing-duration>PT30M5S</meta:editing-duration>
    <meta:editing-cycles>4</meta:editing-cycles>
    <meta:generator>LibreOffice/5.4.1.2$Windows_x86 LibreOffice_project/ea7cb86e6eeb2bf3a5af73a8f7777ac570321527</meta:generator>
    <meta:document-statistic meta:table-count="0" meta:image-count="0" meta:object-count="0" meta:page-count="2" meta:paragraph-count="34" meta:word-count="361" meta:character-count="2320" meta:non-whitespace-character-count="2016"/>
  </office:meta>
</office:document-meta>
</file>